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02_10-41-19_000.jpg</text:p>
          </table:table-cell>
          <table:table-cell table:style-name="ce19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697204 E-139-34-49.050292</text:p>
          </table:table-cell>
          <table:table-cell table:style-name="ce35" table:formula="of:=IF([.E2]=&quot;&quot;;[.C2];CONCATENATE([.C2];&quot; / &quot;;[.E2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2-02_11-20-24_000.jpg</text:p>
          </table:table-cell>
          <table:table-cell table:style-name="ce19" office:value-type="string">
            <text:p>:PHOTO 記録 / 経過記録；作ったもの / food=焼酎漬け / material=ニンニク：４玉；liquor=麦焼酎：600ml,time=210131,container=big-medium-jar-at-kitchen / type=~,other=~,id=2021-01-31_11-36-10_000.jpg</text:p>
          </table:table-cell>
          <table:table-cell table:style-name="ce4"/>
          <table:table-cell table:style-name="ce4"/>
          <table:table-cell table:style-name="ce4" office:value-type="string">
            <text:p>N-35-35-28.752136 E-139-34-49.379882</text:p>
          </table:table-cell>
          <table:table-cell table:style-name="ce35" table:formula="of:=IF([.E3]=&quot;&quot;;[.C3];CONCATENATE([.C3];&quot; / &quot;;[.E3]))" office:value-type="string" office:string-value=":PHOTO 記録 / 経過記録；作ったもの / food=焼酎漬け / material=ニンニク：４玉；liquor=麦焼酎：600ml,time=210131,container=big-medium-jar-at-kitchen / type=~,other=~,id=2021-01-31_11-36-10_000.jpg">
            <text:p>:PHOTO 記録 / 経過記録；作ったもの / food=焼酎漬け / material=ニンニク：４玉；liquor=麦焼酎：600ml,time=210131,container=big-medium-jar-at-kitchen / type=~,other=~,id=2021-01-31_11-36-10_000.jpg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02_12-57-30_000.jpg</text:p>
          </table:table-cell>
          <table:table-cell table:style-name="ce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2854 E-139-34-49.050292</text:p>
          </table:table-cell>
          <table:table-cell table:style-name="ce35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02_14-04-49_000.jpg</text:p>
          </table:table-cell>
          <table:table-cell table:style-name="ce8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752136 E-139-34-49.270019</text:p>
          </table:table-cell>
          <table:table-cell table:style-name="ce35" table:formula="of:=IF([.E5]=&quot;&quot;;[.C5];CONCATENATE([.C5];&quot; / &quot;;[.E5]))" office:value-type="string" office:string-value="-*">
            <text:p>-*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02_16-54-58_000.jpg</text:p>
          </table:table-cell>
          <table:table-cell table:style-name="ce8" office:value-type="string">
            <text:p>:m 1-2*2 RES / JVEMV6 64#85_5 / 『トピカ』 著者=アリストテレス、宮内璋 / p.22 / w:~,topic:命題；問題；推論 / N~</text:p>
          </table:table-cell>
          <table:table-cell table:style-name="ce19"/>
          <table:table-cell table:style-name="ce4"/>
          <table:table-cell table:style-name="ce4" office:value-type="string">
            <text:p>N-35-35-28.62854 E-139-34-49.379882</text:p>
          </table:table-cell>
          <table:table-cell table:style-name="ce35" table:formula="of:=IF([.E6]=&quot;&quot;;[.C6];CONCATENATE([.C6];&quot; / &quot;;[.E6]))" office:value-type="string" office:string-value=":m 1-2*2 RES / JVEMV6 64#85_5 / 『トピカ』 著者=アリストテレス、宮内璋 / p.22 / w:~,topic:命題；問題；推論 / N~">
            <text:p>:m 1-2*2 RES / JVEMV6 64#85_5 / 『トピカ』 著者=アリストテレス、宮内璋 / p.22 / w:~,topic:命題；問題；推論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02_17-42-46_000.jpg</text:p>
          </table:table-cell>
          <table:table-cell table:style-name="ce8" office:value-type="string">
            <text:p>:m 1*1 RES / JVEMV6 64#87_1 / 『日本人とユダヤ人　山本七平ライブラリー　１３』 著者=山本七平、I・ベンダサン / p.224 / w:~,topic:ノモンハン / N~</text:p>
          </table:table-cell>
          <table:table-cell table:style-name="ce18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5" table:formula="of:=IF([.E7]=&quot;&quot;;[.C7];CONCATENATE([.C7];&quot; / &quot;;[.E7]))" office:value-type="string" office:string-value=":m 1*1 RES / JVEMV6 64#87_1 / 『日本人とユダヤ人　山本七平ライブラリー　１３』 著者=山本七平、I・ベンダサン / p.224 / w:~,topic:ノモンハン / N~">
            <text:p>:m 1*1 RES / JVEMV6 64#87_1 / 『日本人とユダヤ人　山本七平ライブラリー　１３』 著者=山本七平、I・ベンダサン / p.224 / w:~,topic:ノモンハン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02_19-11-48_000.jpg</text:p>
          </table:table-cell>
          <table:table-cell table:style-name="ce19" office:value-type="string">
            <text:p>:m :篠笛,shinobue 1*1 / session-memo / s.1:genr=習作,for=warm-up,score+,memo~,key=h-3(C),R=~,other=~</text:p>
          </table:table-cell>
          <table:table-cell table:style-name="ce19"/>
          <table:table-cell table:style-name="ce4"/>
          <table:table-cell table:style-name="ce4" office:value-type="string">
            <text:p>N-35-35-28.29895 E-139-34-49.929199</text:p>
          </table:table-cell>
          <table:table-cell table:style-name="ce35" table:formula="of:=IF([.E8]=&quot;&quot;;[.C8];CONCATENATE([.C8];&quot; / &quot;;[.E8]))" office:value-type="string" office:string-value=":m :篠笛,shinobue 1*1 / session-memo / s.1:genr=習作,for=warm-up,score+,memo~,key=h-3(C),R=~,other=~">
            <text:p>:m :篠笛,shinobue 1*1 / session-memo / s.1:genr=習作,for=warm-up,score+,memo~,key=h-3(C),R=~,othe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02_19-18-08_000.jpg</text:p>
          </table:table-cell>
          <table:table-cell table:style-name="ce20" office:value-type="string">
            <text:p>:bookmemo / 読んだ本 / 『「南京大虐殺」のまぼろし』 / 著者=鈴木明 / 途中</text:p>
          </table:table-cell>
          <table:table-cell table:style-name="ce17"/>
          <table:table-cell table:style-name="ce4"/>
          <table:table-cell table:style-name="ce4" office:value-type="string">
            <text:p>N-35-35-28.656005 E-139-34-49.489746</text:p>
          </table:table-cell>
          <table:table-cell table:style-name="ce35" table:formula="of:=IF([.E9]=&quot;&quot;;[.C9];CONCATENATE([.C9];&quot; / &quot;;[.E9]))" office:value-type="string" office:string-value=":bookmemo / 読んだ本 / 『「南京大虐殺」のまぼろし』 / 著者=鈴木明 / 途中">
            <text:p>:bookmemo / 読んだ本 / 『「南京大虐殺」のまぼろし』 / 著者=鈴木明 / 途中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2-02_19-18-31_000.jpg</text:p>
          </table:table-cell>
          <table:table-cell table:style-name="ce20" office:value-type="string">
            <text:p>:bookmemo / 読んだ本 / 『「南京大虐殺」のまぼろし』 / 著者=鈴木明 / 途中　ここまで</text:p>
          </table:table-cell>
          <table:table-cell table:style-name="ce20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5" table:formula="of:=IF([.E10]=&quot;&quot;;[.C10];CONCATENATE([.C10];&quot; / &quot;;[.E10]))" office:value-type="string" office:string-value=":bookmemo / 読んだ本 / 『「南京大虐殺」のまぼろし』 / 著者=鈴木明 / 途中　ここまで">
            <text:p>:bookmemo / 読んだ本 / 『「南京大虐殺」のまぼろし』 / 著者=鈴木明 / 途中　ここまで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2-02_19-19-49_000.jpg</text:p>
          </table:table-cell>
          <table:table-cell table:style-name="ce8" office:value-type="string">
            <text:p>:m 1*1 RES / JVEMV6 64#88_1 / 『「南京大虐殺」のまぼろし』 / 著者=鈴木明 / p.9 / w:~,topic:『中国の旅』 / N~</text:p>
          </table:table-cell>
          <table:table-cell table:style-name="ce17"/>
          <table:table-cell table:style-name="ce4"/>
          <table:table-cell table:style-name="ce4" office:value-type="string">
            <text:p>N-35-35-28.573608 E-139-34-49.105224</text:p>
          </table:table-cell>
          <table:table-cell table:style-name="ce35" table:formula="of:=IF([.E11]=&quot;&quot;;[.C11];CONCATENATE([.C11];&quot; / &quot;;[.E11]))" office:value-type="string" office:string-value=":m 1*1 RES / JVEMV6 64#88_1 / 『「南京大虐殺」のまぼろし』 / 著者=鈴木明 / p.9 / w:~,topic:『中国の旅』 / N~">
            <text:p>:m 1*1 RES / JVEMV6 64#88_1 / 『「南京大虐殺」のまぼろし』 / 著者=鈴木明 / p.9 / w:~,topic:『中国の旅』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2-02_22-23-38_000.jpg</text:p>
          </table:table-cell>
          <table:table-cell table:style-name="ce8" office:value-type="string">
            <text:p>:PHOTO 記録 / @自室 / 充電：電池：単３ / for=夜用：就寝中の照明用 / occasion=開始</text:p>
          </table:table-cell>
          <table:table-cell table:style-name="ce20"/>
          <table:table-cell table:style-name="ce4"/>
          <table:table-cell table:style-name="ce4" office:value-type="string">
            <text:p>N-35-35-28.697204 E-139-34-49.215087</text:p>
          </table:table-cell>
          <table:table-cell table:style-name="ce35" table:formula="of:=IF([.E12]=&quot;&quot;;[.C12];CONCATENATE([.C12];&quot; / &quot;;[.E12]))" office:value-type="string" office:string-value=":PHOTO 記録 / @自室 / 充電：電池：単３ / for=夜用：就寝中の照明用 / occasion=開始">
            <text:p>:PHOTO 記録 / @自室 / 充電：電池：単３ / for=夜用：就寝中の照明用 / occasion=開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2-03_01-13-19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8.683471 E-139-34-49.160156</text:p>
          </table:table-cell>
          <table:table-cell table:style-name="ce35" table:formula="of:=IF([.E13]=&quot;&quot;;[.C13];CONCATENATE([.C13];&quot; / &quot;;[.E13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2-03_01-13-36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83471 E-139-34-49.160156</text:p>
          </table:table-cell>
          <table:table-cell table:style-name="ce35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2-03_01-14-29_000.jpg</text:p>
          </table:table-cell>
          <table:table-cell table:style-name="ce20" office:value-type="string">
            <text:p>:PHOTO 記録 / 文書 / 時刻：start=風呂から戻る～end=アダルト関連閲覧</text:p>
          </table:table-cell>
          <table:table-cell table:style-name="ce17"/>
          <table:table-cell table:style-name="ce4"/>
          <table:table-cell table:style-name="ce4"/>
          <table:table-cell table:style-name="ce35" table:formula="of:=IF([.E15]=&quot;&quot;;[.C15];CONCATENATE([.C15];&quot; / &quot;;[.E15]))" office:value-type="string" office:string-value=":PHOTO 記録 / 文書 / 時刻：start=風呂から戻る～end=アダルト関連閲覧">
            <text:p>:PHOTO 記録 / 文書 / 時刻：start=風呂から戻る～end=アダルト関連閲覧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2-03_04-25-38_000.jpg</text:p>
          </table:table-cell>
          <table:table-cell table:style-name="ce20" office:value-type="string">
            <text:p>:m :PHOTO 起きた時刻（夜中） / </text:p>
          </table:table-cell>
          <table:table-cell table:style-name="ce20"/>
          <table:table-cell table:style-name="ce4"/>
          <table:table-cell table:style-name="ce4"/>
          <table:table-cell table:style-name="ce35" table:formula="of:=IF([.E16]=&quot;&quot;;[.C16];CONCATENATE([.C16];&quot; / &quot;;[.E16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2-03_08-45-24_000.jpg</text:p>
          </table:table-cell>
          <table:table-cell table:style-name="ce8" office:value-type="string">
            <text:p>:m other 1*1 / 記録　文書 / @自室 / 朝体操 / dance-original / s.1:id=KMCM,num-of-steps=~,move=forward-backward;steps,other=formula-style-memo</text:p>
          </table:table-cell>
          <table:table-cell table:style-name="ce17"/>
          <table:table-cell table:style-name="ce4"/>
          <table:table-cell table:style-name="ce4" office:value-type="string">
            <text:p>N-35-35-28.683471 E-139-34-49.160156</text:p>
          </table:table-cell>
          <table:table-cell table:style-name="ce35" table:formula="of:=IF([.E17]=&quot;&quot;;[.C17];CONCATENATE([.C17];&quot; / &quot;;[.E17]))" office:value-type="string" office:string-value=":m other 1*1 / 記録　文書 / @自室 / 朝体操 / dance-original / s.1:id=KMCM,num-of-steps=~,move=forward-backward;steps,other=formula-style-memo">
            <text:p>:m other 1*1 / 記録　文書 / @自室 / 朝体操 / dance-original / s.1:id=KMCM,num-of-steps=~,move=forward-backward;steps,other=formula-style-memo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2-03_09-00-43_000.jpg</text:p>
          </table:table-cell>
          <table:table-cell table:style-name="ce20" office:value-type="string">
            <text:p>:m :? 1*1 / topic=２つの相符号しない発言について / content=ゴールドマンサックスが銀の購入を推奨</text:p>
          </table:table-cell>
          <table:table-cell table:style-name="ce20"/>
          <table:table-cell table:style-name="ce4"/>
          <table:table-cell table:style-name="ce4" office:value-type="string">
            <text:p>N-35-35-28.0 E-139-34-48.0</text:p>
          </table:table-cell>
          <table:table-cell table:style-name="ce35" table:formula="of:=IF([.E18]=&quot;&quot;;[.C18];CONCATENATE([.C18];&quot; / &quot;;[.E18]))" office:value-type="string" office:string-value=":m :? 1*1 / topic=２つの相符号しない発言について / content=ゴールドマンサックスが銀の購入を推奨">
            <text:p>:m :? 1*1 / topic=２つの相符号しない発言について / content=ゴールドマンサックスが銀の購入を推奨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4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9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3">2021/02/03</text:date>, <text:time>10:42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03T10:42:32.43</dc:date>
    <dc:creator>iwabuchi ken</dc:creator>
    <meta:editing-duration>P30DT22H28M2S</meta:editing-duration>
    <meta:editing-cycles>11532</meta:editing-cycles>
    <meta:document-statistic meta:table-count="1" meta:cell-count="471" meta:object-count="0"/>
  </office:meta>
</office:document-meta>
</file>